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f20" officeooo:paragraph-rsid="0011bf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program</text:p>
      <text:p text:style-name="P1"/>
      <text:p text:style-name="P1"/>
      <text:p text:style-name="P1">#include&lt;stdio.h&gt;</text:p>
      <text:p text:style-name="P1"/>
      <text:p text:style-name="P1">int sum_anr(int,int);</text:p>
      <text:p text:style-name="P1">int sum_ar(int,int);</text:p>
      <text:p text:style-name="P1">int sum_nar();</text:p>
      <text:p text:style-name="P1">int sum_nanr();</text:p>
      <text:p text:style-name="P1"/>
      <text:p text:style-name="P1">int main()</text:p>
      <text:p text:style-name="P1">{</text:p>
      <text:p text:style-name="P1"><text:s text:c="4"/>int a, b;</text:p>
      <text:p text:style-name="P1"><text:s text:c="4"/>int res;</text:p>
      <text:p text:style-name="P1"><text:s text:c="4"/>int choice; </text:p>
      <text:p text:style-name="P1"><text:s text:c="8"/>printf("1 for argument with no return type\n");</text:p>
      <text:p text:style-name="P1"><text:s text:c="8"/>printf("2 for argument with return type\n");</text:p>
      <text:p text:style-name="P1"><text:s text:c="8"/>printf("3 for no argument with return type\n");</text:p>
      <text:p text:style-name="P1"><text:s text:c="8"/>printf("4 for no argument with no return type\n");</text:p>
      <text:p text:style-name="P1"><text:s text:c="8"/></text:p>
      <text:p text:style-name="P1"><text:s text:c="8"/>printf("Enter Your choice:");</text:p>
      <text:p text:style-name="P1"><text:s text:c="8"/></text:p>
      <text:p text:style-name="P1"><text:s text:c="8"/>scanf("%d", &amp;choice);</text:p>
      <text:p text:style-name="P1"><text:s text:c="8"/>switch (choice)</text:p>
      <text:p text:style-name="P1"><text:s text:c="8"/>{</text:p>
      <text:p text:style-name="P1"><text:s text:c="12"/>case 1:</text:p>
      <text:p text:style-name="P1"><text:s text:c="16"/>printf("enter the first number");</text:p>
      <text:p text:style-name="P1"><text:s text:c="16"/>scanf("%d",&amp;a);</text:p>
      <text:p text:style-name="P1"><text:s text:c="16"/>printf("Enter the second <text:s/>number");</text:p>
      <text:p text:style-name="P1"><text:s text:c="16"/>scanf("%d",&amp;b);</text:p>
      <text:p text:style-name="P1"><text:s text:c="16"/>sum_anr(a,b);</text:p>
      <text:p text:style-name="P1"><text:s text:c="16"/>break;</text:p>
      <text:p text:style-name="P1"><text:s text:c="12"/>case 2:</text:p>
      <text:p text:style-name="P1"><text:s text:c="16"/></text:p>
      <text:p text:style-name="P1"><text:s text:c="16"/>printf("enter the first number");</text:p>
      <text:p text:style-name="P1"><text:s text:c="16"/>scanf("%d",&amp;a);</text:p>
      <text:p text:style-name="P1"><text:s text:c="16"/>printf("Enter the second <text:s/>number");</text:p>
      <text:p text:style-name="P1"><text:s text:c="16"/>scanf("%d",&amp;b);</text:p>
      <text:p text:style-name="P1"><text:s text:c="16"/>res=sum_ar(a,b);</text:p>
      <text:p text:style-name="P1"><text:s text:c="16"/>printf("The sum is %d",res);</text:p>
      <text:p text:style-name="P1"><text:s text:c="16"/>break;</text:p>
      <text:p text:style-name="P1"><text:s text:c="12"/>case 3:</text:p>
      <text:p text:style-name="P1"><text:s text:c="16"/>res=sum_nar();</text:p>
      <text:p text:style-name="P1"><text:s text:c="16"/>printf("The sum is %d",res);</text:p>
      <text:p text:style-name="P1"><text:s text:c="16"/>break;</text:p>
      <text:p text:style-name="P1"><text:s text:c="12"/>case 4:</text:p>
      <text:p text:style-name="P1"><text:s text:c="16"/>sum_nanr();</text:p>
      <text:p text:style-name="P1"><text:s text:c="16"/>break;</text:p>
      <text:p text:style-name="P1"><text:s text:c="12"/>default:</text:p>
      <text:p text:style-name="P1"><text:s text:c="16"/>printf("Invalid input\n");</text:p>
      <text:p text:style-name="P1"><text:s text:c="8"/>}</text:p>
      <text:p text:style-name="P1"><text:s text:c="4"/>return 0;</text:p>
      <text:p text:style-name="P1"><text:soft-page-break/>}</text:p>
      <text:p text:style-name="P1"/>
      <text:p text:style-name="P1"/>
      <text:p text:style-name="P1">//argument with no return type</text:p>
      <text:p text:style-name="P1">int sum_anr(int x,int y)</text:p>
      <text:p text:style-name="P1">{</text:p>
      <text:p text:style-name="P1">int sum;</text:p>
      <text:p text:style-name="P1"/>
      <text:p text:style-name="P1">sum = x + y;</text:p>
      <text:p text:style-name="P1">printf("the sum is %d",sum);</text:p>
      <text:p text:style-name="P1">}</text:p>
      <text:p text:style-name="P1">//for argument with return type</text:p>
      <text:p text:style-name="P1">int sum_ar(int x,int y)</text:p>
      <text:p text:style-name="P1">{</text:p>
      <text:p text:style-name="P1">int sum;</text:p>
      <text:p text:style-name="P1"/>
      <text:p text:style-name="P1">sum = x + y;</text:p>
      <text:p text:style-name="P1">return sum;</text:p>
      <text:p text:style-name="P1">}</text:p>
      <text:p text:style-name="P1">//no argument with return type</text:p>
      <text:p text:style-name="P1">int sum_nar()</text:p>
      <text:p text:style-name="P1">{</text:p>
      <text:p text:style-name="P1">int x=100,y=500,sum;</text:p>
      <text:p text:style-name="P1"/>
      <text:p text:style-name="P1">sum = x + y;</text:p>
      <text:p text:style-name="P1">return sum;</text:p>
      <text:p text:style-name="P1">}</text:p>
      <text:p text:style-name="P1">//no argument with no return type</text:p>
      <text:p text:style-name="P1">int sum_nanr()</text:p>
      <text:p text:style-name="P1">{</text:p>
      <text:p text:style-name="P1">int x=1000,y=12345,sum;</text:p>
      <text:p text:style-name="P1"/>
      <text:p text:style-name="P1">sum = x + y;</text:p>
      <text:p text:style-name="P1">printf("the sum of two numberf is %d",sum)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2T11:33:46.417744662</meta:creation-date>
    <dc:date>2022-12-02T11:36:03.684327656</dc:date>
    <meta:editing-duration>PT2M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77" meta:word-count="192" meta:character-count="1687" meta:non-whitespace-character-count="1082"/>
  </office:meta>
</office:document-meta>
</file>